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AllPlugin.alreadyBundled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bundleAll( MavenProject project , int depth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BundleAllPlugin.isOsgi( Jar j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AllPlugin.resolveArtifact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ndleAllPlugin.addExportedPackages( MavenProject project , Collection 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AllPlugin.bundleRoot( MavenProject project , BundleInfo bundl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AllPlugin.bundleAll( Maven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getOutputFil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getBundleName( Maven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getBuiltFile( final Artifact artifa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undleAllPlugin.getArtifactKey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bundle( MavenProject pro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undleAllPlugin.accept( File dir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AllPlugin.getBundleNam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llPlugin.getFile( final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AllPlugin.snapshotMatch( Artifact artifact , String bund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AllPlugin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AllPlugin.logDuplicatedPackages( BundleInfo bundl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